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TIXNonUnicode" svg:font-family="STIXNonUnicod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TC Bold" svg:font-family="'Noto Sans Mono CJK TC Bold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-color="#3399ff"/>
      <style:text-properties fo:font-size="12pt"/>
    </style:style>
    <style:style style:name="P2" style:family="paragraph">
      <loext:graphic-properties draw:fill-color="#66ccff"/>
      <style:text-properties fo:font-size="12pt"/>
    </style:style>
    <style:style style:name="P3" style:family="paragraph">
      <loext:graphic-properties draw:fill-color="#cc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color="#66ccff" style:font-name="Noto Sans Mono CJK TC Bold" fo:font-size="12pt"/>
    </style:style>
    <style:style style:name="P6" style:family="paragraph">
      <style:paragraph-properties fo:text-align="center"/>
      <style:text-properties fo:color="#0066ff"/>
    </style:style>
    <style:style style:name="P7" style:family="paragraph">
      <loext:graphic-properties draw:fill="none" draw:fill-color="#ffffff"/>
      <style:text-properties fo:color="#0066ff" style:font-name="Noto Sans Mono CJK TC Bold" fo:font-size="12pt"/>
    </style:style>
    <style:style style:name="P8" style:family="paragraph">
      <style:paragraph-properties fo:text-align="center"/>
      <style:text-properties fo:color="#004586"/>
    </style:style>
    <style:style style:name="P9" style:family="paragraph">
      <loext:graphic-properties draw:fill="none" draw:fill-color="#ffffff"/>
      <style:text-properties fo:color="#004586" style:font-name="Noto Sans Mono CJK TC Bold" fo:font-size="12pt"/>
    </style:style>
    <style:style style:name="T1" style:family="text">
      <style:text-properties fo:color="#66ccff" style:font-name="Noto Sans Mono CJK TC Bold" fo:font-size="12pt"/>
    </style:style>
    <style:style style:name="T2" style:family="text">
      <style:text-properties fo:color="#0066ff" style:font-name="Noto Sans Mono CJK TC Bold" fo:font-size="12pt"/>
    </style:style>
    <style:style style:name="T3" style:family="text">
      <style:text-properties fo:color="#004586" style:font-name="Noto Sans Mono CJK TC Bold" fo:font-size="12pt"/>
    </style:style>
    <style:style style:name="gr1" style:family="graphic">
      <style:graphic-properties draw:fill-color="#3399ff" draw:textarea-horizontal-align="justify" draw:textarea-vertical-align="middle" draw:auto-grow-height="false" fo:min-height="4.665cm" fo:min-width="7.6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66ccff" draw:textarea-horizontal-align="justify" draw:textarea-vertical-align="middle" draw:auto-grow-height="false" fo:min-height="3.184cm" fo:min-width="5.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ccffff" draw:textarea-horizontal-align="justify" draw:textarea-vertical-align="middle" draw:auto-grow-height="false" fo:min-height="1.565cm" fo:min-width="3.6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35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2" draw:name="Forma1" draw:style-name="gr3" draw:text-style-name="P3" svg:width="3.61cm" svg:height="1.565cm" svg:x="3.545cm" svg:y="1.852cm"><text:p/><draw:enhanced-geometry svg:viewBox="0 0 21600 21600" draw:type="rectangle" draw:enhanced-path="M 0 0 L 21600 0 21600 21600 0 21600 0 0 Z N"/></draw:custom-shape><draw:frame text:anchor-type="paragraph" draw:z-index="3" draw:name="Forma2" draw:style-name="gr4" draw:text-style-name="P5" svg:width="2.767cm" svg:height="0.63cm" svg:x="4.075cm" svg:y="2.358cm"><draw:text-box><text:p text:style-name="P4"><text:span text:style-name="T1">ZYNQ + GPIO</text:span></text:p></draw:text-box></draw:frame><draw:custom-shape text:anchor-type="paragraph" draw:z-index="1" draw:name="Forma3" draw:style-name="gr2" draw:text-style-name="P2" svg:width="5.781cm" svg:height="3.185cm" svg:x="2.415cm" svg:y="1.49cm"><text:p/><draw:enhanced-geometry svg:viewBox="0 0 21600 21600" draw:type="rectangle" draw:enhanced-path="M 0 0 L 21600 0 21600 21600 0 21600 0 0 Z N"/></draw:custom-shape><draw:custom-shape text:anchor-type="paragraph" draw:z-index="0" draw:name="Forma4" draw:style-name="gr1" draw:text-style-name="P1" svg:width="7.675cm" svg:height="4.666cm" svg:x="1.476cm" svg:y="1.108cm"><text:p/><draw:enhanced-geometry svg:viewBox="0 0 21600 21600" draw:type="rectangle" draw:enhanced-path="M 0 0 L 21600 0 21600 21600 0 21600 0 0 Z N"/></draw:custom-shape><draw:frame text:anchor-type="paragraph" draw:z-index="4" draw:name="Forma2" draw:style-name="gr4" draw:text-style-name="P7" svg:width="2.767cm" svg:height="0.63cm" svg:x="4.052cm" svg:y="3.731cm"><draw:text-box><text:p text:style-name="P6"><text:span text:style-name="T2">SO</text:span></text:p></draw:text-box></draw:frame><draw:frame text:anchor-type="paragraph" draw:z-index="5" draw:name="Forma2" draw:style-name="gr4" draw:text-style-name="P9" svg:width="2.767cm" svg:height="0.63cm" svg:x="4.052cm" svg:y="4.875cm"><draw:text-box><text:p text:style-name="P8"><text:span text:style-name="T3">DRIVER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TIXNonUnicode" svg:font-family="STIXNonUnicod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TC Bold" svg:font-family="'Noto Sans Mono CJK TC Bold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09:16:36.885530888</meta:creation-date>
    <dc:date>2017-06-08T11:11:13.420010772</dc:date>
    <meta:editing-duration>PT1H34M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